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90158392" text:id="ct190158392">
          <text:insertion>
            <office:change-info>
              <dc:creator>Gauthier Bastien</dc:creator>
              <dc:date>2012-03-16T14:57:00</dc:date>
            </office:change-info>
          </text:insertion>
        </text:changed-region>
        <text:changed-region xml:id="ct190158504" text:id="ct190158504">
          <text:insertion>
            <office:change-info>
              <dc:creator>Gauthier Bastien</dc:creator>
              <dc:date>2012-03-16T14:56:00</dc:date>
            </office:change-info>
          </text:insertion>
        </text:changed-region>
        <text:changed-region xml:id="ct190157664" text:id="ct190157664">
          <text:insertion>
            <office:change-info>
              <dc:creator>Gauthier Bastien</dc:creator>
              <dc:date>2012-03-16T14:56:00</dc:date>
            </office:change-info>
          </text:insertion>
        </text:changed-region>
        <text:changed-region xml:id="ct190330608" text:id="ct19033060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0170336" text:id="ct19017033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0348448" text:id="ct190348448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90160376" text:id="ct190160376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. COMMISSION POLICE</text:p>
      <text:p text:style-name="P4">(<text:change-start text:change-id="ct190158392"/>self.utranslate("weekday_%s" % self.getPreMeetingDate_6().aDay().lower(), domain="plonelocales")<text:change-end text:change-id="ct190158392"/> <text:change-start text:change-id="ct190158504"/>tool.formatDate(self.getPreMeetingDate_6(), withHour=True)<text:change-end text:change-id="ct190158504"/>, <text:change-start text:change-id="ct190157664"/>self.getPreMeetingPlace_6()<text:change-end text:change-id="ct190157664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2">tool.toHTMLStrikedContent</text:span><text:span text:style-name="T2">(self.getPreMeetingAssembly_6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police',], renumber=True)</text:span></text:p></office:annotation></text:span><text:change-start text:change-id="ct190330608"/><text:span text:style-name="T1">item[0]</text:span><text:change-end text:change-id="ct190330608"/><text:span text:style-name="T1">. </text:span><text:change-start text:change-id="ct190170336"/><text:span text:style-name="T1">item[1].Title()</text:span><text:change-end text:change-id="ct19017033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polic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police-1er-supplement',], renumber=True, firstNumber=len(</text:span><text:span text:style-name="T2">self.adapted().getPrintableItems(itemUids, categories=['commission-police',], renumber=True)</text:span><text:span text:style-name="T3">)+1)</text:span></text:p></office:annotation></text:span><text:change-start text:change-id="ct190348448"/><text:span text:style-name="T1">item[0]</text:span><text:change-end text:change-id="ct190348448"/><text:span text:style-name="T1">. </text:span><text:change-start text:change-id="ct190160376"/><text:span text:style-name="T1">item[1].Title()</text:span><text:change-end text:change-id="ct19016037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2:13</dc:date>
    <dc:creator>Gauthier Bastien</dc:creator>
    <meta:editing-duration>PT3H13M31S</meta:editing-duration>
    <meta:editing-cycles>55</meta:editing-cycles>
    <meta:generator>LibreOffice/3.5$Linux_x86 LibreOffice_project/350m1$Build-2</meta:generator>
    <meta:document-statistic meta:table-count="2" meta:image-count="0" meta:object-count="0" meta:page-count="1" meta:paragraph-count="10" meta:word-count="31" meta:character-count="359" meta:non-whitespace-character-count="341"/>
  </office:meta>
</office:document-meta>
</file>